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24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23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22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21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19-04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17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17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16-10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16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15-11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15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14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12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11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11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10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9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9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8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8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7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7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6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6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5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5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4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4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3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2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2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1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1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1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0-09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2000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99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98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98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97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95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9-10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9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8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8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7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7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6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6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5-09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4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4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3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3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2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2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1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1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0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80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79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79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78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77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923638</text:p>
          </table:table-cell>
          <table:table-cell office:value-type="string" calcext:value-type="string">
            <text:p>1977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